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43mm"/>
    </style:style>
    <style:style style:name="co3" style:family="table-column">
      <style:table-column-properties fo:break-before="auto" style:column-width="21.03mm"/>
    </style:style>
    <style:style style:name="co4" style:family="table-column">
      <style:table-column-properties fo:break-before="auto" style:column-width="22.45mm"/>
    </style:style>
    <style:style style:name="co5" style:family="table-column">
      <style:table-column-properties fo:break-before="auto" style:column-width="36.35mm"/>
    </style:style>
    <style:style style:name="co6" style:family="table-column">
      <style:table-column-properties fo:break-before="auto" style:column-width="54.7mm"/>
    </style:style>
    <style:style style:name="co7" style:family="table-column">
      <style:table-column-properties fo:break-before="auto" style:column-width="35.81mm"/>
    </style:style>
    <style:style style:name="co8" style:family="table-column">
      <style:table-column-properties fo:break-before="auto" style:column-width="27.25mm"/>
    </style:style>
    <style:style style:name="co9" style:family="table-column">
      <style:table-column-properties fo:break-before="auto" style:column-width="37.59mm"/>
    </style:style>
    <style:style style:name="co10" style:family="table-column">
      <style:table-column-properties fo:break-before="auto" style:column-width="63.09mm"/>
    </style:style>
    <style:style style:name="co11" style:family="table-column">
      <style:table-column-properties fo:break-before="auto" style:column-width="15.63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61.15mm"/>
    </style:style>
    <style:style style:name="co14" style:family="table-column">
      <style:table-column-properties fo:break-before="auto" style:column-width="86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7mm" fo:break-before="auto" style:use-optimal-row-height="true"/>
    </style:style>
    <style:style style:name="ro3" style:family="table-row">
      <style:table-row-properties style:row-height="12.29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ro5" style:family="table-row">
      <style:table-row-properties style:row-height="12.14mm" fo:break-before="auto" style:use-optimal-row-height="true"/>
    </style:style>
    <style:style style:name="ro6" style:family="table-row">
      <style:table-row-properties style:row-height="1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mm"/>
    </style:style>
    <style:style style:name="ce23" style:family="table-cell" style:parent-style-name="Default" style:data-style-name="N37">
      <style:table-cell-properties fo:background-color="#fff1f1" fo:border="0.74pt solid #000000"/>
    </style:style>
    <style:style style:name="ce28" style:family="table-cell" style:parent-style-name="Default" style:data-style-name="N37">
      <style:table-cell-properties fo:background-color="#eefef1" fo:border="0.74pt solid #000000"/>
    </style:style>
    <style:style style:name="ce29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38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39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1f1" fo:border="0.74pt solid #000000"/>
    </style:style>
    <style:style style:name="ce10" style:family="table-cell" style:parent-style-name="Default" style:data-style-name="N0">
      <style:table-cell-properties fo:background-color="#eefef1" fo:border="0.74pt solid #000000"/>
    </style:style>
    <style:style style:name="ce41" style:family="table-cell" style:parent-style-name="Default">
      <style:table-cell-properties fo:background-color="#eefef1" fo:border="0.74pt solid #000000"/>
    </style:style>
    <style:style style:name="ce42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1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3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6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7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43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Arial Unicode MS" style:font-name-complex="Arial Unicode MS"/>
    </style:style>
    <style:style style:name="T2" style:family="text">
      <style:text-properties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Lignes bancair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3"/>
        <table:table-column table:style-name="co3" table:default-cell-style-name="ce23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3" office:value-type="date" office:date-value="2019-09-11" calcext:value-type="date">
            <text:p>11/09/19</text:p>
          </table:table-cell>
          <table:table-cell table:style-name="ce29" office:value-type="string" calcext:value-type="string">
            <text:p>CHEQUE N° 8761010</text:p>
          </table:table-cell>
          <table:table-cell table:style-name="ce40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</table:table-row>
        <table:table-row table:style-name="ro2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</table:table-row>
        <table:table-row table:style-name="ro3">
          <table:table-cell table:style-name="ce23" office:value-type="date" office:date-value="2019-07-02" calcext:value-type="date">
            <text:p>02/07/19</text:p>
          </table:table-cell>
          <table:table-cell table:style-name="ce29" office:value-type="string" calcext:value-type="string">
            <text:p>CHEQUE N° 8761009</text:p>
          </table:table-cell>
          <table:table-cell table:style-name="ce40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</table:table-row>
        <table:table-row table:style-name="ro4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4">
          <table:table-cell table:style-name="ce28" office:value-type="date" office:date-value="2019-06-03" calcext:value-type="date">
            <text:p>03/06/19</text:p>
          </table:table-cell>
          <table:table-cell table:style-name="ce2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0" office:value-type="float" office:value="8441" calcext:value-type="float">
            <text:p>8441</text:p>
          </table:table-cell>
          <table:table-cell table:style-name="ce28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Subvention Nantes Metropole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table:style-name="ce23" office:value-type="date" office:date-value="2019-06-25" calcext:value-type="date">
            <text:p>25/06/19</text:p>
          </table:table-cell>
          <table:table-cell table:style-name="ce29" office:value-type="string" calcext:value-type="string">
            <text:p>CHEQUE N° 6566036</text:p>
          </table:table-cell>
          <table:table-cell table:style-name="ce40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28" office:value-type="date" office:date-value="2019-01-23" calcext:value-type="date">
            <text:p>23/01/19</text:p>
          </table:table-cell>
          <table:table-cell table:style-name="ce28" office:value-type="string" calcext:value-type="string">
            <text:p>Virement de Christian Renoulin</text:p>
          </table:table-cell>
          <table:table-cell table:style-name="ce10" office:value-type="float" office:value="540" calcext:value-type="float">
            <text:p>540</text:p>
          </table:table-cell>
          <table:table-cell table:style-name="ce28"/>
          <table:table-cell table:style-name="ce41" office:value-type="string" calcext:value-type="string">
            <text:p>Achats de marchandises</text:p>
          </table:table-cell>
          <table:table-cell table:style-name="ce28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string" calcext:value-type="string">
            <text:p>20/12/2018</text:p>
          </table:table-cell>
          <table:table-cell table:style-name="ce28" office:value-type="string" calcext:value-type="string">
            <text:p>VIREMENT DE TRESORERIE NANTES MU IPALE 160440190100002018-12-1844348 F.2018-07-04/12/2018ENRICHISSEME</text:p>
          </table:table-cell>
          <table:table-cell table:style-name="ce10" office:value-type="float" office:value="2000" calcext:value-type="float">
            <text:p>2000</text:p>
          </table:table-cell>
          <table:table-cell table:style-name="ce28"/>
          <table:table-cell table:style-name="ce41" office:value-type="string" calcext:value-type="string">
            <text:p>Prestation de service</text:p>
          </table:table-cell>
          <table:table-cell table:style-name="ce2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29" office:value-type="string" calcext:value-type="string">
            <text:p>CHEQUE N° 6566029 <text:s text:c="14"/></text:p>
          </table:table-cell>
          <table:table-cell table:style-name="ce40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29" office:value-type="string" calcext:value-type="string">
            <text:p>CHEQUE N° 6566030</text:p>
          </table:table-cell>
          <table:table-cell table:style-name="ce40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?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HEQUE N° 6566026</text:p>
          </table:table-cell>
          <table:table-cell table:style-name="ce40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table:style-name="ce29"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table:style-name="ce29" office:value-type="string" calcext:value-type="string">
            <text:p>CHEQUE N° 6566028</text:p>
          </table:table-cell>
          <table:table-cell table:style-name="ce40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table:style-name="ce29" office:value-type="string" calcext:value-type="string">
            <text:p>CHEQUE N° 6566027</text:p>
          </table:table-cell>
          <table:table-cell table:style-name="ce40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5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<text:span text:style-name="T1">VIREMENT DE MLE VANESSA VIAVANT  VU80442H51S3HD01</text:span></text:p>
            <text:p><text:span text:style-name="T1">COTISATION2018 </text:span></text:p>
            <text:p><text:span text:style-name="T1">REFERENCE : 0190044800156001 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Vanessa</text:p>
          </table:table-cell>
        </table:table-row>
        <table:table-row table:style-name="ro5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<text:span text:style-name="T1">VIREMENT DE MR    WEBER OU ME CA IA</text:span></text:p>
            <text:p><text:span text:style-name="T1">Adhesion asso</text:span></text:p>
            <text:p><text:span text:style-name="T1">REFERENCE : 0190029800164022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Matthieu</text:p>
          </table:table-cell>
        </table:table-row>
        <table:table-row table:style-name="ro5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<text:span text:style-name="T2">VIREMENT DE MR JAURY ANTOINE</text:span></text:p>
            <text:p><text:span text:style-name="T2">COTISATION 2018 ANTOINE JAURY</text:span></text:p>
            <text:p><text:span text:style-name="T2">REFERENCE : 0190029800028008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Antoine</text:p>
          </table:table-cell>
        </table:table-row>
        <table:table-row table:style-name="ro5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Robin</text:p>
          </table:table-cell>
        </table:table-row>
        <table:table-row table:style-name="ro6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1:.C39])" office:value-type="float" office:value="11849.33" calcext:value-type="float">
            <text:p>11849,33</text:p>
          </table:table-cell>
          <table:table-cell table:style-name="ce39" table:formula="of:=SUM([.D1:.D39])" office:value-type="float" office:value="-6066.76" calcext:value-type="float">
            <text:p>-6066,76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40]+[.D40]" office:value-type="float" office:value="6745.03" calcext:value-type="float">
            <text:p>6745,03</text:p>
          </table:table-cell>
        </table:table-row>
      </table:table>
      <table:table table:name="Débits" table:style-name="ta1">
        <table:shapes>
          <draw:frame draw:z-index="0" draw:style-name="gr1" draw:text-style-name="P1" svg:width="186.91mm" svg:height="105.13mm" svg:x="75.98mm" svg:y="8.12m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26"/>
        <table:table-column table:style-name="co8" table:default-cell-style-name="ce36"/>
        <table:table-row table:style-name="ro1">
          <table:table-cell table:style-name="ce16" office:value-type="string" calcext:value-type="string">
            <text:p>Qualification</text:p>
          </table:table-cell>
          <table:table-cell table:style-name="ce32" office:value-type="string" calcext:value-type="string">
            <text:p>Sum - Débit (€)</text:p>
          </table:table-cell>
        </table:table-row>
        <table:table-row table:style-name="ro1">
          <table:table-cell table:style-name="ce25" office:value-type="string" calcext:value-type="string">
            <text:p>Achats d'études et prestations de services</text:p>
          </table:table-cell>
          <table:table-cell table:style-name="ce33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Achats de marchandises</text:p>
          </table:table-cell>
          <table:table-cell office:value-type="float" office:value="-1354.2" calcext:value-type="float">
            <text:p>-1354,2</text:p>
          </table:table-cell>
        </table:table-row>
        <table:table-row table:style-name="ro1">
          <table:table-cell office:value-type="string" calcext:value-type="string">
            <text:p>Achats non stockés de matières et fournitures</text:p>
          </table:table-cell>
          <table:table-cell office:value-type="float" office:value="-514.83" calcext:value-type="float">
            <text:p>-514,83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Communication</text:p>
          </table:table-cell>
          <table:table-cell office:value-type="float" office:value="-101.94" calcext:value-type="float">
            <text:p>-101,94</text:p>
          </table:table-cell>
        </table:table-row>
        <table:table-row table:style-name="ro1"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float" office:value="-143.83" calcext:value-type="float">
            <text:p>-143,83</text:p>
          </table:table-cell>
        </table:table-row>
        <table:table-row table:style-name="ro1">
          <table:table-cell office:value-type="string" calcext:value-type="string">
            <text:p>Cotisation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Frais bancaire</text:p>
          </table:table-cell>
          <table:table-cell office:value-type="float" office:value="-67.5" calcext:value-type="float">
            <text:p>-67,5</text:p>
          </table:table-cell>
        </table:table-row>
        <table:table-row table:style-name="ro1">
          <table:table-cell office:value-type="string" calcext:value-type="string">
            <text:p>Indemnités Kilométriques</text:p>
          </table:table-cell>
          <table:table-cell table:style-name="ce37" office:value-type="float" office:value="-80.11" calcext:value-type="float">
            <text:p>-80,11</text:p>
          </table:table-cell>
        </table:table-row>
        <table:table-row table:style-name="ro1">
          <table:table-cell table:style-name="ce27" office:value-type="string" calcext:value-type="string">
            <text:p>Total Result</text:p>
          </table:table-cell>
          <table:table-cell table:style-name="ce43" office:value-type="float" office:value="-2459.41" calcext:value-type="float">
            <text:p>-2459,41</text:p>
          </table:table-cell>
        </table:table-row>
      </table:table>
      <table:table table:name="Crédits" table:style-name="ta1">
        <table:shapes>
          <draw:frame draw:z-index="0" draw:style-name="gr1" draw:text-style-name="P1" svg:width="159.99mm" svg:height="89.95mm" svg:x="91.18mm" svg:y="14.46m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26"/>
        <table:table-column table:style-name="co9" table:default-cell-style-name="ce36"/>
        <table:table-row table:style-name="ro1">
          <table:table-cell table:style-name="ce16" office:value-type="string" calcext:value-type="string">
            <text:p>Qualification</text:p>
          </table:table-cell>
          <table:table-cell table:style-name="ce32" office:value-type="string" calcext:value-type="string">
            <text:p>Sum - Crédit (€)</text:p>
          </table:table-cell>
        </table:table-row>
        <table:table-row table:style-name="ro1">
          <table:table-cell table:style-name="ce25" office:value-type="string" calcext:value-type="string">
            <text:p>Cotisation Adhérents</text:p>
          </table:table-cell>
          <table:table-cell table:style-name="ce33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ndemnités Kilométriques</text:p>
          </table:table-cell>
          <table:table-cell/>
        </table:table-row>
        <table:table-row table:style-name="ro1">
          <table:table-cell office:value-type="string" calcext:value-type="string">
            <text:p>Nantes Métropole</text:p>
          </table:table-cell>
          <table:table-cell office:value-type="float" office:value="833.33" calcext:value-type="float">
            <text:p>833,33</text:p>
          </table:table-cell>
        </table:table-row>
        <table:table-row table:style-name="ro1">
          <table:table-cell office:value-type="string" calcext:value-type="string">
            <text:p>Prestation de service</text:p>
          </table:table-cell>
          <table:table-cell table:style-name="ce37" office:value-type="float" office:value="2000" calcext:value-type="float">
            <text:p>2000</text:p>
          </table:table-cell>
        </table:table-row>
        <table:table-row table:style-name="ro1">
          <table:table-cell table:style-name="ce27" office:value-type="string" calcext:value-type="string">
            <text:p>Total Result</text:p>
          </table:table-cell>
          <table:table-cell table:style-name="ce43" office:value-type="float" office:value="2868.33" calcext:value-type="float">
            <text:p>2868,33</text:p>
          </table:table-cell>
        </table:table-row>
      </table:table>
      <table:table table:name="Synthèse" table:style-name="ta1" table:print-ranges="Synthèse.A1:Synthèse.F34">
        <table:table-column table:style-name="co1" table:default-cell-style-name="ce4"/>
        <table:table-column table:style-name="co10" table:default-cell-style-name="ce23"/>
        <table:table-column table:style-name="co11" table:default-cell-style-name="ce23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row table:style-name="ro1">
          <table:table-cell table:style-name="ce48" office:value-type="string" calcext:value-type="string" table:number-columns-spanned="6" table:number-rows-spanned="1">
            <text:p>Synthèse comptes 2018</text:p>
          </table:table-cell>
          <table:covered-table-cell table:number-columns-repeated="5" table:style-name="Default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string" calcext:value-type="string">
            <text:p>20/12/2018</text:p>
          </table:table-cell>
          <table:table-cell table:style-name="ce28" office:value-type="string" calcext:value-type="string">
            <text:p>VIREMENT DE TRESORERIE NANTES MU IPALE 160440190100002018-12-1844348 F.2018-07-04/12/2018ENRICHISSEME</text:p>
          </table:table-cell>
          <table:table-cell table:style-name="ce10" office:value-type="float" office:value="2000" calcext:value-type="float">
            <text:p>2000</text:p>
          </table:table-cell>
          <table:table-cell table:style-name="ce28"/>
          <table:table-cell table:style-name="ce41" office:value-type="string" calcext:value-type="string">
            <text:p>Prestation de service</text:p>
          </table:table-cell>
          <table:table-cell table:style-name="ce2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29" office:value-type="string" calcext:value-type="string">
            <text:p>CHEQUE N° 6566029 <text:s text:c="14"/></text:p>
          </table:table-cell>
          <table:table-cell table:style-name="ce40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29" office:value-type="string" calcext:value-type="string">
            <text:p>CHEQUE N° 6566030</text:p>
          </table:table-cell>
          <table:table-cell table:style-name="ce40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?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HEQUE N° 6566026</text:p>
          </table:table-cell>
          <table:table-cell table:style-name="ce40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table:style-name="ce29"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table:style-name="ce29" office:value-type="string" calcext:value-type="string">
            <text:p>CHEQUE N° 6566028</text:p>
          </table:table-cell>
          <table:table-cell table:style-name="ce40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table:style-name="ce29" office:value-type="string" calcext:value-type="string">
            <text:p>CHEQUE N° 6566027</text:p>
          </table:table-cell>
          <table:table-cell table:style-name="ce40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1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VIREMENT DE MLE VANESSA VIAVANT <text:s/>VU80442H51S3HD01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Vanessa</text:p>
          </table:table-cell>
        </table:table-row>
        <table:table-row table:style-name="ro1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VIREMENT DE MR <text:s text:c="3"/>WEBER OU ME CA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Matthieu</text:p>
          </table:table-cell>
        </table:table-row>
        <table:table-row table:style-name="ro1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VIREMENT DE MR JAURY ANTOINE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Antoine</text:p>
          </table:table-cell>
        </table:table-row>
        <table:table-row table:style-name="ro1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Robin</text:p>
          </table:table-cell>
        </table:table-row>
        <table:table-row table:style-name="ro1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M RENOULIN CHRISTIAN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3:.C31])" office:value-type="float" office:value="2868.33" calcext:value-type="float">
            <text:p>2868,33</text:p>
          </table:table-cell>
          <table:table-cell table:style-name="ce39" table:formula="of:=SUM([.D3:.D31])" office:value-type="float" office:value="-1919.41" calcext:value-type="float">
            <text:p>-1919,41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32]+[.D32]" office:value-type="float" office:value="1911.38" calcext:value-type="float">
            <text:p>1911,38</text:p>
          </table:table-cell>
        </table:table-row>
      </table:table>
      <table:named-expressions/>
      <table:data-pilot-tables>
        <table:data-pilot-table table:name="DataPilot1" table:application-data="" table:target-range-address="Crédits.A1:Crédits.B6" table:buttons="Crédits.A1" table:show-filter-button="false" table:drill-down-on-double-click="false">
          <table:source-cell-range table:cell-range-address="'Lignes bancaires'.A1:'Lignes bancaires'.F39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false" table:show-details="true"/>
                <table:data-pilot-member table:name="Cotisation Adhérents" table:display="true" table:show-details="true"/>
                <table:data-pilot-member table:name="Communication" table:display="false" table:show-details="true"/>
                <table:data-pilot-member table:name="Frais bancaire" table:display="false" table:show-details="true"/>
                <table:data-pilot-member table:name="Achats d'études et prestations de services" table:display="false" table:show-details="true"/>
                <table:data-pilot-member table:name="Achats de marchandises" table:display="false" table:show-details="true"/>
                <table:data-pilot-member table:name="Achats non stockés de matières et fournitures" table:display="false" table:show-details="true"/>
                <table:data-pilot-member table:name="Cadeau" table:display="false" table:show-details="true"/>
                <table:data-pilot-member table:name="Concessions et droits similaires, brevets, licences, marques, procédés, logiciels, droits et valeurs similaires" table:display="false" table:show-details="true"/>
                <table:data-pilot-member table:name="Nantes Métropole" table:display="true" table:show-details="true"/>
                <table:data-pilot-member table:name="Prestation de service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" table:display="true" table:show-details="true"/>
                <table:data-pilot-member table:name="540" table:display="true" table:show-details="true"/>
                <table:data-pilot-member table:name="833,33" table:display="true" table:show-details="true"/>
                <table:data-pilot-member table:name="2000" table:display="true" table:show-details="true"/>
                <table:data-pilot-member table:name="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11" table:buttons="Débits.A1" table:show-filter-button="false" table:drill-down-on-double-click="false">
          <table:source-cell-range table:cell-range-address="'Lignes bancaires'.A1:'Lignes bancaires'.F39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true" table:show-details="true"/>
                <table:data-pilot-member table:name="Cotisation Adhérents" table:display="false" table:show-details="true"/>
                <table:data-pilot-member table:name="Communication" table:display="true" table:show-details="true"/>
                <table:data-pilot-member table:name="Frais bancaire" table:display="true" table:show-details="true"/>
                <table:data-pilot-member table:name="Nantes Métropole" table:display="false" table:show-details="true"/>
                <table:data-pilot-member table:name="Achats d'études et prestations de services" table:display="true" table:show-details="true"/>
                <table:data-pilot-member table:name="Achats de marchandises" table:display="true" table:show-details="true"/>
                <table:data-pilot-member table:name="Achats non stockés de matières et fournitures" table:display="true" table:show-details="true"/>
                <table:data-pilot-member table:name="Cadeau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Prestation de service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83,88" table:display="true" table:show-details="true"/>
                <table:data-pilot-member table:name="-30" table:display="true" table:show-details="true"/>
                <table:data-pilot-member table:name="-20" table:display="true" table:show-details="true"/>
                <table:data-pilot-member table:name="-13,5" table:display="true" table:show-details="true"/>
                <table:data-pilot-member table:name="" table:display="true" table:show-details="true"/>
                <table:data-pilot-member table:name="-18,06" table:display="true" table:show-details="true"/>
                <table:data-pilot-member table:name="-540" table:display="true" table:show-details="true"/>
                <table:data-pilot-member table:name="-407,99" table:display="true" table:show-details="true"/>
                <table:data-pilot-member table:name="-274,2" table:display="true" table:show-details="true"/>
                <table:data-pilot-member table:name="-120" table:display="true" table:show-details="true"/>
                <table:data-pilot-member table:name="-106,84" table:display="true" table:show-details="true"/>
                <table:data-pilot-member table:name="-99" table:display="true" table:show-details="true"/>
                <table:data-pilot-member table:name="-27" table:display="true" table:show-details="true"/>
                <table:data-pilot-member table:name="-21,46" table:display="true" table:show-details="true"/>
                <table:data-pilot-member table:name="-16,78" table:display="true" table:show-details="true"/>
                <table:data-pilot-member table:name="-6,5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2" loext:min-decimal-places="2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 style:data-style-name="N2" text:time-value="21:21:21.777341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6:48:23.805151756</meta:creation-date>
    <dc:date>2019-12-08T21:49:58.328670141</dc:date>
    <meta:editing-duration>PT3H57M7S</meta:editing-duration>
    <meta:editing-cycles>42</meta:editing-cycles>
    <meta:generator>LibreOffice/5.4.4.2$MacOSX_X86_64 LibreOffice_project/2524958677847fb3bb44820e40380acbe820f960</meta:generator>
    <meta:document-statistic meta:table-count="4" meta:cell-count="3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loext:data-pilot-source="DataPilot1" chart:class="chart:circle" chart:style-name="ch1">
        <chart:legend chart:legend-position="end" svg:x="10.812cm" svg:y="2.949cm" style:legend-expansion="high" chart:style-name="ch2"/>
        <chart:plot-area chart:style-name="ch3" table:cell-range-address="PivotChart" chart:data-source-has-labels="column" svg:x="0.32cm" svg:y="0.179cm" svg:width="10.172cm" svg:height="7.738cm">
          <chartooo:coordinate-region svg:x="1.537cm" svg:y="0.18cm" svg:width="7.737cm" svg:height="7.73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tisation Adhérents</text:p>
                <draw:g>
                  <svg:desc>PT@categories</svg:desc>
                </draw:g>
              </table:table-cell>
              <table:table-cell office:value-type="float" office:value="35">
                <text:p>3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833.33">
                <text:p>833.33</text:p>
              </table:table-cell>
            </table:table-row>
            <table:table-row>
              <table:table-cell office:value-type="string">
                <text:p>Prestation de service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Subvention Nantes Metropole</text:p>
              </table:table-cell>
              <table:table-cell office:value-type="float" office:value="8441">
                <text:p>84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MacOSX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692cm" svg:height="10.514cm" xlink:href=".." xlink:type="simple" loext:data-pilot-source="DataPilot2" chart:class="chart:circle" chart:style-name="ch1">
        <chart:legend chart:legend-position="end" svg:x="6.839cm" svg:y="2.989cm" style:legend-expansion="high" chart:style-name="ch2"/>
        <chart:plot-area chart:style-name="ch3" table:cell-range-address="PivotChart" chart:data-source-has-labels="column" svg:x="0.373cm" svg:y="0.21cm" svg:width="6.093cm" svg:height="9.194cm">
          <chartooo:coordinate-region svg:x="0.373cm" svg:y="1.762cm" svg:width="6.092cm" svg:height="6.092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hats d'études et prestations de services</text:p>
                <draw:g>
                  <svg:desc>PT@categories</svg:desc>
                </draw:g>
              </table:table-cell>
              <table:table-cell office:value-type="float" office:value="-120">
                <text:p>-12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chats de marchandises</text:p>
              </table:table-cell>
              <table:table-cell office:value-type="float" office:value="-1354.2">
                <text:p>-1354.2</text:p>
              </table:table-cell>
            </table:table-row>
            <table:table-row>
              <table:table-cell office:value-type="string">
                <text:p>Achats non stockés de matières et fournitures</text:p>
              </table:table-cell>
              <table:table-cell office:value-type="float" office:value="-514.83">
                <text:p>-514.83</text:p>
              </table:table-cell>
            </table:table-row>
            <table:table-row>
              <table:table-cell office:value-type="string">
                <text:p>Cadeau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Communication</text:p>
              </table:table-cell>
              <table:table-cell office:value-type="float" office:value="-101.94">
                <text:p>-101.94</text:p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43.83">
                <text:p>-143.83</text:p>
              </table:table-cell>
            </table:table-row>
            <table:table-row>
              <table:table-cell office:value-type="string">
                <text:p>Cotisation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67.5">
                <text:p>-67.5</text:p>
              </table:table-cell>
            </table:table-row>
            <table:table-row>
              <table:table-cell office:value-type="string">
                <text:p>Indemnités Kilométriques</text:p>
              </table:table-cell>
              <table:table-cell office:value-type="float" office:value="-80.11">
                <text:p>-80.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MacOSX_X86_64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